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5840000009F764EB4DDB0DD484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" svg:font-family="CMBX12"/>
    <style:font-face style:name="Source Code Pro Black" svg:font-family="'Source Code Pro Black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Cooper Std Black" svg:font-family="'Cooper Std Black'" style:font-adornments="Blac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2.363cm"/>
    </style:style>
    <style:style style:name="pr2" style:family="presentation" style:parent-style-name="Midnightblue1-subtitle">
      <style:graphic-properties draw:fill-color="#ffffff" draw:textarea-vertical-align="bottom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language="en" fo:country="GB"/>
    </style:style>
    <style:style style:name="P2" style:family="paragraph">
      <style:text-properties fo:color="#333333" style:text-outline="false" style:font-name="Cooper Std Black" fo:font-size="32pt" fo:language="en" fo:country="GB" style:font-name-asian="CMBX12" style:font-size-asian="32pt" style:font-name-complex="CMBX12" style:font-size-complex="32pt"/>
    </style:style>
    <style:style style:name="P3" style:family="paragraph">
      <style:paragraph-properties fo:text-align="end"/>
      <style:text-properties fo:language="en" fo:country="GB"/>
    </style:style>
    <style:style style:name="P4" style:family="paragraph">
      <loext:graphic-properties draw:fill-color="#ffffff"/>
      <style:paragraph-properties fo:text-align="end"/>
      <style:text-properties fo:language="en" fo:country="GB"/>
    </style:style>
    <style:style style:name="P5" style:family="paragraph">
      <loext:graphic-properties draw:fill-color="#ffffff"/>
      <style:text-properties fo:language="en" fo:country="GB"/>
    </style:style>
    <style:style style:name="P6" style:family="paragraph">
      <loext:graphic-properties draw:fill-color="#ffffff"/>
      <style:text-properties fo:font-size="20pt" fo:language="en" fo:country="GB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fo:color="#333333" style:text-outline="false" style:text-line-through-style="none" style:text-line-through-type="none" style:font-name="Source Code Pro Black" fo:font-size="32pt" fo:font-style="normal" fo:text-shadow="none" style:text-underline-style="none" fo:font-weight="900" style:letter-kerning="true" style:font-name-asian="CMBX12" style:font-size-asian="32pt" style:font-style-asian="normal" style:font-weight-asian="900" style:font-name-complex="CMBX1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font-name="Source Code Pro Black" fo:font-size="32pt" style:font-name-asian="CMBX12" style:font-size-asian="32pt" style:font-name-complex="CMBX12" style:font-size-complex="32pt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" fo:font-size="28pt" fo:language="en" fo:country="GB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language="en" fo:country="GB"/>
    </style:style>
    <style:style style:name="T5" style:family="text">
      <style:text-properties fo:font-size="24pt" style:font-size-asian="22pt" style:font-size-complex="24pt"/>
    </style:style>
    <style:style style:name="T6" style:family="text">
      <style:text-properties fo:font-size="22pt" style:font-size-asian="20pt" style:font-size-complex="22pt"/>
    </style:style>
    <style:style style:name="T7" style:family="text">
      <style:text-properties fo:color="#990000" fo:font-size="22pt" style:font-size-asian="20pt" style:font-size-complex="22pt"/>
    </style:style>
    <style:style style:name="T8" style:family="text">
      <style:text-properties style:text-position="-33% 58%" fo:font-size="22pt" style:font-size-asian="20pt" style:font-size-complex="22pt"/>
    </style:style>
    <style:style style:name="T9" style:family="text">
      <style:text-properties style:text-position="0% 100%" fo:font-size="22pt" style:font-size-asian="20pt" style:font-size-complex="22pt"/>
    </style:style>
    <style:style style:name="T10" style:family="text">
      <style:text-properties fo:font-size="24pt" fo:font-style="italic" fo:font-weight="normal" style:font-size-asian="22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size="22pt" fo:font-style="italic" style:font-size-asian="20pt" style:font-size-complex="22pt"/>
    </style:style>
    <style:style style:name="T12" style:family="text">
      <style:text-properties fo:font-size="21.2000007629395pt" style:font-size-asian="21.2000007629395pt" style:font-size-complex="21.2000007629395pt"/>
    </style:style>
    <style:style style:name="T13" style:family="text">
      <style:text-properties fo:font-size="22pt" fo:language="en" fo:country="GB" style:font-size-asian="20pt" style:font-size-complex="22pt"/>
    </style:style>
    <style:style style:name="T14" style:family="text">
      <style:text-properties fo:color="#990000" fo:font-size="22pt" fo:language="en" fo:country="GB" style:font-size-asian="20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12.363cm" svg:x="1cm" svg:y="0.8cm" presentation:class="title" presentation:user-transformed="true">
          <draw:text-box>
            <text:p text:style-name="P1"><text:span text:style-name="T1">Oracles</text:span><text:span text:style-name="T2"><text:line-break/></text:span><text:span text:style-name="T2">between blockchains</text:span><text:span text:style-name="T2"><text:line-break/></text:span><text:span text:style-name="T2">and the</text:span><text:span text:style-name="T2"><text:line-break/></text:span><text:span text:style-name="T2">outside world</text:span></text:p>
          </draw:text-box>
        </draw:frame>
        <draw:frame presentation:style-name="pr2" draw:text-style-name="P4" draw:layer="layout" svg:width="26cm" svg:height="5.5cm" svg:x="1cm" svg:y="14.5cm" presentation:class="subtitle" presentation:user-transformed="true">
          <draw:text-box>
            <text:p text:style-name="P3">Matthieu BETTING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Summary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Motivation</text:p>
              </text:list-item>
              <text:list-item>
                <text:p>Oracles: Theory and practice</text:p>
              </text:list-item>
              <text:list-item>
                <text:p>Standardization &amp; Interoperability</text:p>
              </text:list-item>
              <text:list-item>
                <text:p>Data provisioning trade-off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Motivation</text:p>
          </draw:text-box>
        </draw:frame>
        <draw:frame presentation:style-name="pr5" draw:text-style-name="P1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Oracles</text:p>
          </draw:text-box>
        </draw:frame>
        <draw:frame presentation:style-name="pr5" draw:text-style-name="P1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Types of oracles (Mühlberger et al. 2020)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">Is it the recipient who triggers the information transfer ?</text:p>
                <text:list>
                  <text:list-item>
                    <text:p text:style-name="P1">Yes → Pull-based</text:p>
                  </text:list-item>
                  <text:list-item>
                    <text:p text:style-name="P1">No → Push-based (another entity is responsible)</text:p>
                  </text:list-item>
                </text:list>
                <text:p text:style-name="P1"/>
              </text:list-item>
              <text:list-item>
                <text:p text:style-name="P1">What is the information’s transfer path ?</text:p>
                <text:list>
                  <text:list-item>
                    <text:p text:style-name="P1"><text:span text:style-name="T3">Blockchain to outside world → </text:span><text:span text:style-name="T4">Outbound</text:span></text:p>
                  </text:list-item>
                  <text:list-item>
                    <text:p text:style-name="P1"><text:span text:style-name="T3">Outside world to blockchain → In</text:span><text:span text:style-name="T4">bound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ush-inbound oracl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OAs (Externally Owned Accounts) or smart contracts</text:p>
              </text:list-item>
              <text:list-item>
                <text:p>Passive smart contract</text:p>
                <text:p/>
              </text:list-item>
              <text:list-item>
                <text:p>Example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ull-outbound orac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Queries &amp; Filters: read the state of the contract</text:p>
                <text:p/>
              </text:list-item>
              <text:list-item>
                <text:p>Passive smart contract</text:p>
                <text:p/>
              </text:list-item>
              <text:list-item>
                <text:p>Example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ush-outboun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vents</text:p>
              </text:list-item>
              <text:list-item>
                <text:p>Requests stored in the smart contract’s state</text:p>
                <text:p/>
              </text:list-item>
              <text:list-item>
                <text:p>Active smart contract (still needs an EOA to initiate the request’s creation)</text:p>
                <text:p/>
              </text:list-item>
              <text:list-item>
                <text:p>Example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ull-inbound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vents</text:p>
              </text:list-item>
              <text:list-item>
                <text:p>Requests stored in the smart contract’s state</text:p>
                <text:p/>
              </text:list-item>
              <text:list-item>
                <text:p>Active smart contract (still needs an EOA to initiate the request’s creation)</text:p>
                <text:p/>
              </text:list-item>
              <text:list-item>
                <text:p>Example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Event-based programming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1"><text:span text:style-name="T5">In Solidity:</text:span></text:p>
                <text:list>
                  <text:list-header>
                    <text:p text:style-name="P1"><text:span text:style-name="T6">event </text:span><text:span text:style-name="T7">NamedEvent</text:span><text:span text:style-name="T6">(T</text:span><text:span text:style-name="T8">1</text:span><text:span text:style-name="T6">,T</text:span><text:span text:style-name="T8">2</text:span><text:span text:style-name="T6">,T</text:span><text:span text:style-name="T8">3</text:span><text:span text:style-name="T9">,...</text:span><text:span text:style-name="T6">);</text:span><text:span text:style-name="T6"><text:tab/></text:span><text:span text:style-name="T6"><text:tab/></text:span><text:span text:style-name="T6">→ declaration in class’ body</text:span></text:p>
                    <text:p text:style-name="P1"><text:span text:style-name="T6">emit </text:span><text:span text:style-name="T7">NamedEvent</text:span><text:span text:style-name="T6">(p</text:span><text:span text:style-name="T8">1</text:span><text:span text:style-name="T6">,p</text:span><text:span text:style-name="T8">2</text:span><text:span text:style-name="T6">,p</text:span><text:span text:style-name="T8">3</text:span><text:span text:style-name="T9">,...</text:span><text:span text:style-name="T6">);</text:span><text:span text:style-name="T6"><text:tab/></text:span><text:span text:style-name="T6"><text:tab/></text:span><text:span text:style-name="T6">→ call in a function’s body</text:span></text:p>
                  </text:list-header>
                </text:list>
              </text:list-item>
              <text:list-item>
                <text:p text:style-name="P1"><text:span text:style-name="T5">Event parameters (up to three) can be </text:span><text:span text:style-name="T10">indexed</text:span><text:span text:style-name="T5"> for easier filtering</text:span></text:p>
                <text:p text:style-name="P1"><text:span text:style-name="T5"/></text:p>
              </text:list-item>
              <text:list-item>
                <text:p text:style-name="P1"><text:span text:style-name="T5">In Java/web3j:</text:span></text:p>
                <text:list>
                  <text:list-header>
                    <text:p text:style-name="P1"><text:span text:style-name="T6">contractInstance.</text:span><text:span text:style-name="T7">NamedEvent</text:span><text:span text:style-name="T6">Flowable(...).subscribe(event → { /</text:span><text:span text:style-name="T11">*event handling*</text:span><text:span text:style-name="T6">/ })</text:span></text:p>
                  </text:list-header>
                </text:list>
              </text:list-item>
              <text:list-item>
                <text:p text:style-name="P1"><text:span text:style-name="T12">In JS/web3js:</text:span></text:p>
                <text:list>
                  <text:list-header>
                    <text:p text:style-name="P1"><text:span text:style-name="T13">var namedEvent = constractInstance.</text:span><text:span text:style-name="T14">NamedEvent</text:span><text:span text:style-name="T13">();</text:span></text:p>
                    <text:p text:style-name="P1"><text:span text:style-name="T13">namedEvent</text:span><text:span text:style-name="T13">.watch(function(error, result){ /*event handling*/ });</text:span></text:p>
                  </text:list-header>
                </text:list>
                <text:p text:style-name="P1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Standardizat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1">EIPs: Ethereum Improvement Proposals</text:p>
                <text:list>
                  <text:list-item>
                    <text:p text:style-name="P1"><text:span text:style-name="T4">EIP-1154: push-inbound &amp; pull-outbound oracles</text:span></text:p>
                    <text:list>
                      <text:list-item>
                        <text:p text:style-name="P1"><text:span text:style-name="T4">Abandoned by the community (but still used by iExec)</text:span></text:p>
                        <text:p text:style-name="P1"><text:span text:style-name="T4"/></text:p>
                      </text:list-item>
                    </text:list>
                  </text:list-item>
                  <text:list-item>
                    <text:p text:style-name="P1"><text:span text:style-name="T4">EIP-2362: interface for pull-based price-feed oracles</text:span></text:p>
                    <text:list>
                      <text:list-item>
                        <text:p text:style-name="P1"><text:span text:style-name="T4">By the Alliance of Decentralized Oracles</text:span></text:p>
                        <text:p text:style-name="P1"><text:span text:style-name="T4"/></text:p>
                      </text:list-item>
                      <text:list-item>
                        <text:p text:style-name="P1"><text:span text:style-name="T4">In reaction to the unpopularity of EIP-1154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14.2cm" svg:height="1.598cm" svg:x="4.4cm" svg:y="14.561cm">
          <draw:image xlink:href="Pictures/10000000000005840000009F764EB4DDB0DD484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Interoperability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1">Between smart contracts</text:p>
              </text:list-item>
              <text:list-item>
                <text:p text:style-name="P1">With oracles systems</text:p>
              </text:list-item>
              <text:list-item>
                <text:p text:style-name="P1">With other blockchai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1">Data provisioning trade-offs</text:p>
          </draw:text-box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Centralization VS Decentralization</text:p>
          </draw:text-box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1">On-chain VS Off-chain computation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1">Consequence of previous point: blockchains are more or less decentralized depending on the technolog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6cm" svg:x="7.5cm" svg:y="7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" svg:font-family="CMBX12"/>
    <style:font-face style:name="Source Code Pro Black" svg:font-family="'Source Code Pro Black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Cooper Std Black" svg:font-family="'Cooper Std Black'" style:font-adornments="Blac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1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1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fill="solid" draw:textarea-vertical-align="middle" draw:auto-grow-height="false" fo:min-height="10.108cm" fo:min-width="22.908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idnightblue1_5f_-backgroundobjects">
      <style:graphic-properties draw:stroke="none" draw:fill="none" draw:auto-grow-height="false" fo:min-height="1.449cm"/>
    </style:style>
    <style:style style:name="Mpr18" style:family="presentation" style:parent-style-name="Midnightblue1_5f_-backgroundobjects">
      <style:graphic-properties draw:stroke="none" draw:fill="none" draw:textarea-vertical-align="middle" draw:auto-grow-height="false" fo:min-height="1.449cm"/>
    </style:style>
    <style:style style:name="Mpr19" style:family="presentation" style:parent-style-name="Midnightblue1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draw:custom-shape presentation:style-name="Mpr10" draw:text-style-name="MP15" draw:layer="backgroundobjects" svg:width="24cm" svg:height="11.2cm" svg:x="2cm" svg:y="1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5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6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6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office:forms form:automatic-focus="false" form:apply-design-mode="false"/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1cm" svg:y="10.5cm" presentation:class="title" presentation:placeholder="true">
        <draw:text-box/>
      </draw:frame>
      <draw:frame presentation:style-name="Midnightblue1_5f_-outline1" draw:layer="backgroundobjects" svg:width="26cm" svg:height="5.5cm" svg:x="1cm" svg:y="14.5cm" presentation:class="outline" presentation:placeholder="true">
        <draw:text-box/>
      </draw:frame>
      <draw:frame presentation:style-name="Mpr17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7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8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9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20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20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1T10:01:05.090000000</meta:creation-date>
    <meta:editing-duration>PT7H35M12S</meta:editing-duration>
    <meta:editing-cycles>84</meta:editing-cycles>
    <meta:generator>LibreOffice/6.1.3.2$Windows_X86_64 LibreOffice_project/86daf60bf00efa86ad547e59e09d6bb77c699acb</meta:generator>
    <dc:title>Midnightblue</dc:title>
    <dc:date>2021-12-04T21:04:58.433000000</dc:date>
    <meta:document-statistic meta:object-count="125"/>
  </office:meta>
</office:document-meta>
</file>